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Menlo" fo:font-size="12pt" fo:font-weight="normal" officeooo:rsid="00127700" officeooo:paragraph-rsid="00127700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line-height-at-least="0.36cm"/>
      <style:text-properties style:use-window-font-color="true" loext:opacity="0%" style:font-name="Menlo" fo:font-size="12pt" fo:font-weight="normal" fo:background-color="transparent" style:font-size-asian="12pt" style:font-size-complex="12pt"/>
    </style:style>
    <style:style style:name="P3" style:family="paragraph" style:parent-style-name="Standard">
      <style:text-properties style:use-window-font-color="true" loext:opacity="0%" fo:font-size="12pt" fo:font-weight="bold" officeooo:rsid="00127700" officeooo:paragraph-rsid="00127700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use-window-font-color="true" loext:opacity="0%" fo:font-size="12pt" fo:font-weight="bold" officeooo:rsid="00127700" officeooo:paragraph-rsid="00127700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loext:opacity="0%" fo:font-size="12pt" fo:font-weight="bold" officeooo:paragraph-rsid="00127700" fo:background-color="transparent" style:font-size-asian="12pt" style:font-size-complex="12pt"/>
    </style:style>
    <style:style style:name="P6" style:family="paragraph" style:parent-style-name="Standard">
      <style:paragraph-properties style:line-height-at-least="0.36cm"/>
      <style:text-properties style:use-window-font-color="true" loext:opacity="0%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style:line-height-at-least="0.36cm"/>
      <style:text-properties style:use-window-font-color="true" loext:opacity="0%" fo:font-size="12pt" fo:font-weight="normal" officeooo:paragraph-rsid="0012a476" fo:background-color="transparent" style:font-size-asian="12pt" style:font-size-complex="12pt"/>
    </style:style>
    <style:style style:name="P8" style:family="paragraph" style:parent-style-name="Standard">
      <style:text-properties style:use-window-font-color="true" loext:opacity="0%" fo:font-size="12pt" fo:font-weight="normal" officeooo:rsid="00127700" officeooo:paragraph-rsid="0012770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36cm"/>
      <style:text-properties style:use-window-font-color="true" loext:opacity="0%" style:font-name="Menlo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36cm"/>
      <style:text-properties style:use-window-font-color="true" loext:opacity="0%" style:font-name="Menlo" fo:font-size="12pt" fo:font-weight="normal" officeooo:paragraph-rsid="0012a476" fo:background-color="transparent" style:font-size-asian="12pt" style:font-size-complex="12pt"/>
    </style:style>
    <style:style style:name="P11" style:family="paragraph" style:parent-style-name="Standard">
      <style:text-properties style:use-window-font-color="true" loext:opacity="0%" style:font-name="Menlo" fo:font-size="12pt" fo:font-weight="normal" officeooo:paragraph-rsid="0012a476" fo:background-color="transparent" style:font-size-asian="12pt" style:font-size-complex="12pt"/>
    </style:style>
    <style:style style:name="P12" style:family="paragraph" style:parent-style-name="Standard">
      <style:text-properties style:use-window-font-color="true" loext:opacity="0%" style:font-name="Menlo" fo:font-size="12pt" fo:font-weight="normal" officeooo:rsid="00127700" officeooo:paragraph-rsid="00127700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Menlo"/>
    </style:style>
    <style:style style:name="T2" style:family="text">
      <style:text-properties officeooo:rsid="00127700" style:font-weight-asian="bold" style:font-weight-complex="bold"/>
    </style:style>
    <style:style style:name="T3" style:family="text">
      <style:text-properties officeooo:rsid="0012a4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 1</text:p>
      <text:p text:style-name="P3"/>
      <text:p text:style-name="P1">&lt;!DOCTYPE html&gt;</text:p>
      <text:p text:style-name="P2">&lt;html&gt;</text:p>
      <text:p text:style-name="P2">&lt;frameset cols="25%,50%,25%"&gt;</text:p>
      <text:p text:style-name="P2">&lt;frame src="1.html"&gt;&lt;/frame&gt;</text:p>
      <text:p text:style-name="P2">&lt;frame src="2.html"&gt;&lt;/frame&gt;</text:p>
      <text:p text:style-name="P2">&lt;frame src="3.html"&gt;&lt;/frame&gt;</text:p>
      <text:p text:style-name="P2">&lt;/frameset&gt;</text:p>
      <text:p text:style-name="P2">&lt;/html&gt;</text:p>
      <text:p text:style-name="P2"/>
      <text:p text:style-name="P1">&lt;!DOCTYPE html&gt;</text:p>
      <text:p text:style-name="P2">&lt;html&gt;</text:p>
      <text:p text:style-name="P2">&lt;form&gt;</text:p>
      <text:p text:style-name="P2">user id</text:p>
      <text:p text:style-name="P2">&lt;input type="text" /&gt;&lt;/br&gt;</text:p>
      <text:p text:style-name="P2">&lt;button&gt;submit&lt;/button&gt;</text:p>
      <text:p text:style-name="P2">&lt;/form&gt;</text:p>
      <text:p text:style-name="P2">&lt;/html&gt;</text:p>
      <text:p text:style-name="P2"/>
      <text:p text:style-name="P1">&lt;!DOCTYPE html&gt;</text:p>
      <text:p text:style-name="P2">&lt;html&gt;</text:p>
      <text:p text:style-name="P2">&lt;style&gt;</text:p>
      <text:p text:style-name="P2">table,</text:p>
      <text:p text:style-name="P2">th,</text:p>
      <text:p text:style-name="P2">td {</text:p>
      <text:p text:style-name="P2">border: 1px solid;</text:p>
      <text:p text:style-name="P2">}</text:p>
      <text:p text:style-name="P2">&lt;/style&gt;</text:p>
      <text:p text:style-name="P2">&lt;table&gt;</text:p>
      <text:p text:style-name="P2">&lt;tr&gt;</text:p>
      <text:p text:style-name="P2">&lt;th&gt;Roll no&lt;/th&gt;</text:p>
      <text:p text:style-name="P2">&lt;th&gt;Name&lt;/th&gt;</text:p>
      <text:p text:style-name="P2">&lt;th&gt;Dept&lt;/th&gt;</text:p>
      <text:p text:style-name="P2">&lt;/tr&gt;</text:p>
      <text:p text:style-name="P2">&lt;tr&gt;</text:p>
      <text:p text:style-name="P2">&lt;td&gt;21DX05&lt;/td&gt;</text:p>
      <text:p text:style-name="P2">&lt;td&gt;Gokul&lt;/td&gt;</text:p>
      <text:p text:style-name="P2">&lt;td&gt;DCE&lt;/td&gt;</text:p>
      <text:p text:style-name="P2">&lt;/tr&gt;</text:p>
      <text:p text:style-name="P2">&lt;tr&gt;</text:p>
      <text:p text:style-name="P2">&lt;td&gt;21DX05&lt;/td&gt;</text:p>
      <text:p text:style-name="P2">&lt;td&gt;Gokul&lt;/td&gt;</text:p>
      <text:p text:style-name="P2">&lt;td&gt;DCE&lt;/td&gt;</text:p>
      <text:p text:style-name="P2">&lt;/tr&gt;</text:p>
      <text:p text:style-name="P2">&lt;/table&gt;</text:p>
      <text:p text:style-name="P2">&lt;/html&gt;</text:p>
      <text:p text:style-name="P2"/>
      <text:p text:style-name="P1">&lt;!DOCTYPE html&gt;</text:p>
      <text:p text:style-name="P2">&lt;html&gt;</text:p>
      <text:p text:style-name="P2">&lt;a href="https://www.wikipedia.org"&gt;&lt;button&gt;wiki&lt;/button&gt;&lt;/a&gt;</text:p>
      <text:p text:style-name="P2">&lt;/html&gt;</text:p>
      <text:p text:style-name="P2"><text:soft-page-break/></text:p>
      <text:p text:style-name="P3">Ex 2</text:p>
      <text:p text:style-name="P3"/>
      <text:p text:style-name="P1">&lt;link rel="stylesheet" href="css.css" /&gt;</text:p>
      <text:p text:style-name="P2">&lt;style&gt;</text:p>
      <text:p text:style-name="P2">.new {</text:p>
      <text:p text:style-name="P2">background-color: pink;</text:p>
      <text:p text:style-name="P2">}</text:p>
      <text:p text:style-name="P2">&lt;/style&gt;</text:p>
      <text:p text:style-name="P2">&lt;p style="font-size: larger; color: blue"&gt;hi this is gokul&lt;/p&gt;</text:p>
      <text:p text:style-name="P2">&lt;div class="new"&gt;hello&lt;/div&gt;&lt;/br&gt;</text:p>
      <text:p text:style-name="P2">&lt;div class="body"&gt;Welcome&lt;/div&gt;</text:p>
      <text:p text:style-name="P3"/>
      <text:p text:style-name="P1">.body {</text:p>
      <text:p text:style-name="P2">font-style: italic;</text:p>
      <text:p text:style-name="P2">}</text:p>
      <text:p text:style-name="P2"/>
      <text:p text:style-name="P3"/>
      <text:p text:style-name="P3">Ex 3</text:p>
      <text:p text:style-name="P3"/>
      <text:p text:style-name="P1">&lt;!DOCTYPE html&gt;</text:p>
      <text:p text:style-name="P2">&lt;html&gt;</text:p>
      <text:p text:style-name="P2">&lt;body&gt;</text:p>
      <text:p text:style-name="P2">&lt;form name="form" onsubmit="return validate()"&gt;</text:p>
      <text:p text:style-name="P2">Name : </text:p>
      <text:p text:style-name="P2">&lt;input type="text" name="Name" required&gt;&lt;/br&gt;</text:p>
      <text:p text:style-name="P2">Dept : </text:p>
      <text:p text:style-name="P2">&lt;input type="text" required&gt;&lt;/br&gt;</text:p>
      <text:p text:style-name="P2">Mail id:</text:p>
      <text:p text:style-name="P2">&lt;input type="email" required&gt;&lt;/br&gt;</text:p>
      <text:p text:style-name="P2">Password : </text:p>
      <text:p text:style-name="P2">&lt;input type="password" name="Password" required&gt;&lt;/br&gt;</text:p>
      <text:p text:style-name="P2">&lt;input type="submit" value="Submit"&gt;</text:p>
      <text:p text:style-name="P2">&lt;/form&gt;</text:p>
      <text:p text:style-name="P2">&lt;script src="<text:span text:style-name="T3">validate</text:span>.js"&gt;&lt;/script&gt;</text:p>
      <text:p text:style-name="P2">&lt;/body&gt;</text:p>
      <text:p text:style-name="P2">&lt;/html&gt;</text:p>
      <text:p text:style-name="P2"/>
      <text:p text:style-name="P1">function validate() {</text:p>
      <text:p text:style-name="P2">var name = document.form.Name.value;</text:p>
      <text:p text:style-name="P2">var pass = document.form.Password.value;</text:p>
      <text:p text:style-name="P2">if (name.length &lt; 6) {</text:p>
      <text:p text:style-name="P2">alert('Name is too short');</text:p>
      <text:p text:style-name="P2">return false;</text:p>
      <text:p text:style-name="P2">}</text:p>
      <text:p text:style-name="P2">if (pass.length &lt; 6 || pass === '') {</text:p>
      <text:p text:style-name="P2">alert('Password is too short or empty');</text:p>
      <text:p text:style-name="P2">return false;</text:p>
      <text:p text:style-name="P2">}</text:p>
      <text:p text:style-name="P2">alert('Successfully registered');</text:p>
      <text:p text:style-name="P2">return true;</text:p>
      <text:p text:style-name="P2">}</text:p>
      <text:p text:style-name="P5"><text:soft-page-break/><text:span text:style-name="T2">Ex 4 a</text:span></text:p>
      <text:p text:style-name="P3"/>
      <text:p text:style-name="P11">&lt;script&gt;</text:p>
      <text:p text:style-name="P10">function date() {</text:p>
      <text:p text:style-name="P10">document.getElementById('dateInput').value = new Date();</text:p>
      <text:p text:style-name="P10">}</text:p>
      <text:p text:style-name="P10">&lt;/script&gt;</text:p>
      <text:p text:style-name="P10">&lt;body </text:p>
      <text:p text:style-name="P10">style="text-align: center; </text:p>
      <text:p text:style-name="P10">margin-top: 10cm; </text:p>
      <text:p text:style-name="P10">background-color: grey;"</text:p>
      <text:p text:style-name="P10">&gt;</text:p>
      <text:p text:style-name="P10">Live Date Counter&lt;/br&gt;</text:p>
      <text:p text:style-name="P10">&lt;button onclick="date()"&gt;Show Date&lt;/button&gt;</text:p>
      <text:p text:style-name="P10">&lt;input type="text" id="dateInput" /&gt;</text:p>
      <text:p text:style-name="P7"><text:span text:style-name="T1">&lt;/body&gt;</text:span></text:p>
      <text:p text:style-name="P3"/>
      <text:p text:style-name="P3">Ex 4 b</text:p>
      <text:p text:style-name="P3"/>
      <text:p text:style-name="P1">Factiorial of given number&lt;/br&gt;</text:p>
      <text:p text:style-name="P2">&lt;input id="num" type="text"&gt;</text:p>
      <text:p text:style-name="P2">&lt;button onclick="fact()"&gt;Submit&lt;/button&gt;</text:p>
      <text:p text:style-name="P2">&lt;script&gt;</text:p>
      <text:p text:style-name="P2">function fact(){</text:p>
      <text:p text:style-name="P2">var num=parseInt(document.getElementById('num').value);</text:p>
      <text:p text:style-name="P2">var i=1, fact=1;</text:p>
      <text:p text:style-name="P2">for(;i&lt;=num;i++){</text:p>
      <text:p text:style-name="P2">fact=fact*i;</text:p>
      <text:p text:style-name="P2">}</text:p>
      <text:p text:style-name="P2">window.alert('Factorial of '+num+' is '+fact);</text:p>
      <text:p text:style-name="P2">}</text:p>
      <text:p text:style-name="P6"><text:span text:style-name="T1">&lt;/script&gt;</text:span></text:p>
      <text:p text:style-name="P3"/>
      <text:p text:style-name="P3">Ex 5</text:p>
      <text:p text:style-name="P3"/>
      <text:p text:style-name="P1">&lt;html xmlns="http://www.w3.org/1999/xhtml"&gt;</text:p>
      <text:p text:style-name="P2">&lt;h1&gt;Enter your details&lt;/h1&gt;&lt;/br&gt;</text:p>
      <text:p text:style-name="P2">Roll no :</text:p>
      <text:p text:style-name="P2">&lt;input id="roll" type="text"&gt;&lt;/br&gt;</text:p>
      <text:p text:style-name="P2">&lt;button onClick="validate()"&gt;Submit&lt;/button&gt;</text:p>
      <text:p text:style-name="P2">&lt;script&gt;</text:p>
      <text:p text:style-name="P2">function validate(){</text:p>
      <text:p text:style-name="P2">const roll=parseInt(document.getElementById('roll').value);</text:p>
      <text:p text:style-name="P2">const pattern= /\d{2}[A-Z]{2}\d{2}/;</text:p>
      <text:p text:style-name="P2">if(pattern.test(roll)){</text:p>
      <text:p text:style-name="P2">alert('Valid Roll no');</text:p>
      <text:p text:style-name="P2">}</text:p>
      <text:p text:style-name="P2">else{</text:p>
      <text:p text:style-name="P2">alert('Inavlid Roll no');</text:p>
      <text:p text:style-name="P2">}</text:p>
      <text:p text:style-name="P2">}</text:p>
      <text:p text:style-name="P2">&lt;/script&gt;</text:p>
      <text:p text:style-name="P2"><text:soft-page-break/>&lt;/html&gt;</text:p>
      <text:p text:style-name="P3"/>
      <text:p text:style-name="P3">Ex 6 a</text:p>
      <text:p text:style-name="P3">xml</text:p>
      <text:p text:style-name="P3"/>
      <text:p text:style-name="P1">&lt;?xml-stylesheet type="text/css" href="xml.css"?&gt;</text:p>
      <text:p text:style-name="P2">&lt;students&gt;</text:p>
      <text:p text:style-name="P2">&lt;student&gt;</text:p>
      <text:p text:style-name="P2">&lt;roll_no&gt;05&lt;/roll_no&gt;</text:p>
      <text:p text:style-name="P2">&lt;name&gt;Gokul&lt;/name&gt;</text:p>
      <text:p text:style-name="P2">&lt;dept&gt;dce&lt;/dept&gt;</text:p>
      <text:p text:style-name="P2">&lt;year&gt;2021&lt;/year&gt;</text:p>
      <text:p text:style-name="P2">&lt;mail&gt;21dx05@gmail.com&lt;/mail&gt;</text:p>
      <text:p text:style-name="P2">&lt;/student&gt;</text:p>
      <text:p text:style-name="P2">&lt;student&gt;</text:p>
      <text:p text:style-name="P2">&lt;roll_no&gt;05&lt;/roll_no&gt;</text:p>
      <text:p text:style-name="P2">&lt;name&gt;Gokul&lt;/name&gt;</text:p>
      <text:p text:style-name="P2">&lt;dept&gt;dce&lt;/dept&gt;</text:p>
      <text:p text:style-name="P2">&lt;year&gt;2021&lt;/year&gt;</text:p>
      <text:p text:style-name="P2">&lt;mail&gt;21dx05@gmail.com&lt;/mail&gt;</text:p>
      <text:p text:style-name="P2">&lt;/student&gt;</text:p>
      <text:p text:style-name="P2">&lt;student&gt;</text:p>
      <text:p text:style-name="P2">&lt;roll_no&gt;05&lt;/roll_no&gt;</text:p>
      <text:p text:style-name="P2">&lt;name&gt;Gokul&lt;/name&gt;</text:p>
      <text:p text:style-name="P2">&lt;dept&gt;dce&lt;/dept&gt;</text:p>
      <text:p text:style-name="P2">&lt;year&gt;2021&lt;/year&gt;</text:p>
      <text:p text:style-name="P2">&lt;mail&gt;21dx05@gmail.com&lt;/mail&gt;</text:p>
      <text:p text:style-name="P2">&lt;/student&gt;</text:p>
      <text:p text:style-name="P2">&lt;/students&gt;</text:p>
      <text:p text:style-name="P3"/>
      <text:p text:style-name="P1">student {</text:p>
      <text:p text:style-name="P2">display: block;</text:p>
      <text:p text:style-name="P2">padding: 10px;</text:p>
      <text:p text:style-name="P2">margin: 10px;</text:p>
      <text:p text:style-name="P2">border: 1px solid;</text:p>
      <text:p text:style-name="P2">}</text:p>
      <text:p text:style-name="P2">roll_no,</text:p>
      <text:p text:style-name="P2">roll_no,</text:p>
      <text:p text:style-name="P2">dept,</text:p>
      <text:p text:style-name="P2">year,</text:p>
      <text:p text:style-name="P2">mail {</text:p>
      <text:p text:style-name="P2">display: block;</text:p>
      <text:p text:style-name="P2">}</text:p>
      <text:p text:style-name="P2"/>
      <text:p text:style-name="P3"/>
      <text:p text:style-name="P3"/>
      <text:p text:style-name="P4">Ex 6 b</text:p>
      <text:p text:style-name="P3"/>
      <text:p text:style-name="P3">xsl</text:p>
      <text:p text:style-name="P3"/>
      <text:p text:style-name="P1">&lt;xsl:stylesheet version="1.0" xmlns:xsl="http://www.w3.org/1999/XSL/Transform" xmlns="http://www.w3.org/1999/xhtml"&gt;</text:p>
      <text:p text:style-name="P2">&lt;xsl:template match="student"&gt;</text:p>
      <text:p text:style-name="P2">&lt;html&gt;</text:p>
      <text:p text:style-name="P2">&lt;h1&gt;Student Information&lt;/h1&gt;</text:p>
      <text:p text:style-name="P2">&lt;span&gt;Roll no : &lt;/span&gt;</text:p>
      <text:p text:style-name="P2">&lt;xsl:value-of select = "roll"/&gt;&lt;br/&gt;</text:p>
      <text:p text:style-name="P2">&lt;span&gt;Name : &lt;/span&gt;</text:p>
      <text:p text:style-name="P2">&lt;xsl:value-of select = "name"/&gt;&lt;br/&gt;</text:p>
      <text:p text:style-name="P2">&lt;span&gt;Dept : &lt;/span&gt;</text:p>
      <text:p text:style-name="P2">&lt;xsl:value-of select = "dept"/&gt;&lt;br/&gt;</text:p>
      <text:p text:style-name="P2">&lt;/html&gt;</text:p>
      <text:p text:style-name="P2">&lt;/xsl:template&gt;</text:p>
      <text:p text:style-name="P2">&lt;/xsl:stylesheet&gt;</text:p>
      <text:p text:style-name="P3"/>
      <text:p text:style-name="P3">xml</text:p>
      <text:p text:style-name="P3"/>
      <text:p text:style-name="P1">&lt;?xml-stylesheet type="text/xsl" href="xsl<text:span text:style-name="T3">t</text:span>.xsl"?&gt;</text:p>
      <text:p text:style-name="P2">&lt;student&gt;</text:p>
      <text:p text:style-name="P2">&lt;roll&gt;05&lt;/roll&gt;</text:p>
      <text:p text:style-name="P2">&lt;name&gt;gokul&lt;/name&gt;</text:p>
      <text:p text:style-name="P2">&lt;dept&gt;DCE&lt;/dept&gt;</text:p>
      <text:p text:style-name="P2">&lt;/student&gt;</text:p>
      <text:p text:style-name="P3"/>
      <text:p text:style-name="P3">Ex 7</text:p>
      <text:p text:style-name="P3"/>
      <text:p text:style-name="P1">&lt;%@ page language="java" contentType="text/html; charset=UTF-8"</text:p>
      <text:p text:style-name="P2">pageEncoding="UTF-8"%&gt;</text:p>
      <text:p text:style-name="P2">&lt;!DOCTYPE html&gt;</text:p>
      <text:p text:style-name="P2">&lt;html&gt;</text:p>
      <text:p text:style-name="P2">&lt;head&gt;</text:p>
      <text:p text:style-name="P2">&lt;title&gt;Variable Example&lt;/title&gt;</text:p>
      <text:p text:style-name="P2">&lt;/head&gt;</text:p>
      <text:p text:style-name="P2">&lt;body&gt;</text:p>
      <text:p text:style-name="P2">&lt;% String message = "Hello, This is Gokul!"; %&gt;</text:p>
      <text:p text:style-name="P2">&lt;h1&gt;&lt;%= message %&gt;&lt;/h1&gt;</text:p>
      <text:p text:style-name="P2">&lt;/body&gt;</text:p>
      <text:p text:style-name="P2">&lt;/html&gt;</text:p>
      <text:p text:style-name="P2"/>
      <text:p text:style-name="P3"/>
      <text:p text:style-name="P4">Ex 8</text:p>
      <text:p text:style-name="P3"/>
      <text:p text:style-name="P8">create database goku; use goku;</text:p>
      <text:p text:style-name="P8">CREATE TABLE goku( id varchar(10),</text:p>
      <text:p text:style-name="P8">name varchar(20)</text:p>
      <text:p text:style-name="P8">);</text:p>
      <text:p text:style-name="P8">INSERT INTO goku VALUES ('21dx05', 'gokul'); </text:p>
      <text:p text:style-name="P8">INSERT INTO goku VALUES ('21dx0', 'goku'); </text:p>
      <text:p text:style-name="P8">INSERT INTO goku VALUES ('21dx', 'gok'); </text:p>
      <text:p text:style-name="P8">INSERT INTO goku VALUES ('21d', 'go'); </text:p>
      <text:p text:style-name="P8">INSERT INTO goku VALUES ('21', 'g');</text:p>
      <text:p text:style-name="P8">SELECT * FROM goku</text:p>
      <text:p text:style-name="P3"/>
      <text:p text:style-name="P3">jsp</text:p>
      <text:p text:style-name="P3"/>
      <text:p text:style-name="P1">&lt;%@page import="java.sql.DriverManager"%&gt; </text:p>
      <text:p text:style-name="P2">&lt;%@page import="java.sql.ResultSet"%&gt;</text:p>
      <text:p text:style-name="P2">&lt;%@page import="java.sql.Statement"%&gt; </text:p>
      <text:p text:style-name="P2">&lt;%@page import="java.sql.Connection"%&gt; </text:p>
      <text:p text:style-name="P2">&lt;%</text:p>
      <text:p text:style-name="P2">String id = request.getParameter("userId"); </text:p>
      <text:p text:style-name="P2">String driverName = "com.mysql.jdbc.Driver"; </text:p>
      <text:p text:style-name="P2">String connectionUrl = "jdbc:mysql://localhost:3306/";</text:p>
      <text:p text:style-name="P2">String dbName = "goku"; </text:p>
      <text:p text:style-name="P2">String userId = "root"; </text:p>
      <text:p text:style-name="P2">String password = "gokul"; </text:p>
      <text:p text:style-name="P2">try {</text:p>
      <text:p text:style-name="P2">Class.forName(driverName); </text:p>
      <text:p text:style-name="P2">} </text:p>
      <text:p text:style-name="P2">catch (ClassNotFoundException e) {</text:p>
      <text:p text:style-name="P2">e.printStackTrace(); } </text:p>
      <text:p text:style-name="P2">Connection connection = null; </text:p>
      <text:p text:style-name="P2">Statement statement = null;</text:p>
      <text:p text:style-name="P2">ResultSet resultSet = null; %&gt;</text:p>
      <text:p text:style-name="P2">&lt;h2 align="center"&gt;</text:p>
      <text:p text:style-name="P2">&lt;font&gt;&lt;strong&gt;Retrieve students data from goku database in jsp&lt;/strong&gt;&lt;/font&gt;</text:p>
      <text:p text:style-name="P2">&lt;/h2&gt;</text:p>
      <text:p text:style-name="P2">&lt;table align="center" cellpadding="5" cellspacing="5" border="1"&gt;</text:p>
      <text:p text:style-name="P2">&lt;tr&gt;&lt;/tr&gt;</text:p>
      <text:p text:style-name="P2">&lt;tr bgcolor="#D91C9K"&gt;</text:p>
      <text:p text:style-name="P2">&lt;td&gt;&lt;b&gt;name&lt;/b&gt;&lt;/td&gt;</text:p>
      <text:p text:style-name="P2">&lt;td&gt;&lt;b&gt;id&lt;/b&gt;&lt;/td&gt;</text:p>
      <text:p text:style-name="P2">&lt;/tr&gt;</text:p>
      <text:p text:style-name="P2">&lt;% try{ </text:p>
      <text:p text:style-name="P2">connection = DriverManager.getConnection(connectionUrl+dbName, userId, password); </text:p>
      <text:p text:style-name="P2">statement=connection.createStatement(); </text:p>
      <text:p text:style-name="P2">String sql ="SELECT * FROM goku"; </text:p>
      <text:p text:style-name="P2">resultSet = statement.executeQuery(sql); </text:p>
      <text:p text:style-name="P2">while(resultSet.next()){ %&gt;</text:p>
      <text:p text:style-name="P2">&lt;tr bgcolor="#DEB796"&gt;</text:p>
      <text:p text:style-name="P2"><text:soft-page-break/>&lt;td&gt;&lt;%=resultSet.getString("name") %&gt;&lt;/td&gt;</text:p>
      <text:p text:style-name="P2">&lt;td&gt;&lt;%=resultSet.getString("id") %&gt;&lt;/td&gt;</text:p>
      <text:p text:style-name="P2">&lt;/tr&gt;</text:p>
      <text:p text:style-name="P2">&lt;% } } catch (Exception e) { e.printStackTrace(); } %&gt;</text:p>
      <text:p text:style-name="P2">&lt;/table&gt;</text:p>
      <text:p text:style-name="P2"/>
      <text:p text:style-name="P3">Ex 9</text:p>
      <text:p text:style-name="P3"/>
      <text:p text:style-name="P8">create database ex;</text:p>
      <text:p text:style-name="P8">use ex;</text:p>
      <text:p text:style-name="P8">create table ex(</text:p>
      <text:p text:style-name="P8">name varchar(50),</text:p>
      <text:p text:style-name="P8">id varchar(20)</text:p>
      <text:p text:style-name="P8">);</text:p>
      <text:p text:style-name="P8">insert into ex values('ex','21dx05');</text:p>
      <text:p text:style-name="P8">insert into ex values('rahul','21dx16');</text:p>
      <text:p text:style-name="P8">insert into ex values('ex','21dx005');</text:p>
      <text:p text:style-name="P8">insert into ex values('rahul','21dx16');</text:p>
      <text:p text:style-name="P8">insert into ex values('ex','21dx05');</text:p>
      <text:p text:style-name="P8">insert into ex values('gokul','gokul');</text:p>
      <text:p text:style-name="P8">select * from ex;</text:p>
      <text:p text:style-name="P3"/>
      <text:p text:style-name="P3">jsp 1</text:p>
      <text:p text:style-name="P3"/>
      <text:p text:style-name="P1">&lt;h2&gt;Login&lt;/h2&gt;</text:p>
      <text:p text:style-name="P2">&lt;form action="second.jsp" method="get"&gt;</text:p>
      <text:p text:style-name="P2">username&lt;input type="text" placeholder="username..." name="username" /&gt;&lt;br /&gt;</text:p>
      <text:p text:style-name="P2">password&lt;input</text:p>
      <text:p text:style-name="P2">type="password"</text:p>
      <text:p text:style-name="P2">placeholder="password..."</text:p>
      <text:p text:style-name="P2">name="password"</text:p>
      <text:p text:style-name="P2">/&gt;&lt;br /&gt;</text:p>
      <text:p text:style-name="P2">&lt;input type="submit" value="submit" /&gt;&lt;br /&gt;</text:p>
      <text:p text:style-name="P2">&lt;/form&gt;</text:p>
      <text:p text:style-name="P2"/>
      <text:p text:style-name="P3">jsp 2</text:p>
      <text:p text:style-name="P3"/>
      <text:p text:style-name="P1">&lt;%@page import="java.sql.*"%&gt; </text:p>
      <text:p text:style-name="P2">&lt;%@page import="java.sql.ResultSet"%&gt; </text:p>
      <text:p text:style-name="P2">&lt;%@page import="java.sql.Statement"%&gt; </text:p>
      <text:p text:style-name="P2">&lt;%@page import="java.sql.Connection"%&gt; </text:p>
      <text:p text:style-name="P2">&lt;% String driverName = "com.mysql.jdbc.Driver"; </text:p>
      <text:p text:style-name="P2">String conUrl = "jdbc:mysql://localhost:3306/ex"; </text:p>
      <text:p text:style-name="P2">String userId = "root"; </text:p>
      <text:p text:style-name="P2">String password = "gokul"; </text:p>
      <text:p text:style-name="P2">try { </text:p>
      <text:p text:style-name="P2">Class.forName(driverName); } </text:p>
      <text:p text:style-name="P2">catch (ClassNotFoundException e) {</text:p>
      <text:p text:style-name="P2">e.printStackTrace(); } </text:p>
      <text:p text:style-name="P2">Connection con = null; </text:p>
      <text:p text:style-name="P2">Statement st = null; </text:p>
      <text:p text:style-name="P2"><text:soft-page-break/>ResultSet rs = null; %&gt;</text:p>
      <text:p text:style-name="P2">&lt;h2 align="center"&gt;</text:p>
      <text:p text:style-name="P2">&lt;font&gt;&lt;strong&gt;Login authentication&lt;/strong&gt;&lt;/font&gt;</text:p>
      <text:p text:style-name="P2">&lt;/h2&gt;</text:p>
      <text:p text:style-name="P2">&lt;% try { con = DriverManager.getConnection(conUrl, userId, password); </text:p>
      <text:p text:style-name="P2">String name = request.getParameter("username"); </text:p>
      <text:p text:style-name="P2">String pass = request.getParameter("password"); </text:p>
      <text:p text:style-name="P2">st = con.createStatement(); </text:p>
      <text:p text:style-name="P2">String sql = "SELECT * FROM ex WHERE name = '" + name + "' AND id = '" + pass + "'"; </text:p>
      <text:p text:style-name="P2">rs = st.executeQuery(sql); </text:p>
      <text:p text:style-name="P2">int rowCount = 0; </text:p>
      <text:p text:style-name="P2">while (rs.next()) { </text:p>
      <text:p text:style-name="P2">rowCount++; </text:p>
      <text:p text:style-name="P2">} </text:p>
      <text:p text:style-name="P2">if (rowCount &gt; 0) { </text:p>
      <text:p text:style-name="P2">%&gt; Login Successful &lt;% } </text:p>
      <text:p text:style-name="P2">else { </text:p>
      <text:p text:style-name="P2">%&gt; Login failed &lt;% </text:p>
      <text:p text:style-name="P2">} } catch (Exception ex) { </text:p>
      <text:p text:style-name="P2">System.out.println("Statement Error: " + ex.getMessage()); </text:p>
      <text:p text:style-name="P2">}</text:p>
      <text:p text:style-name="P2">finally { </text:p>
      <text:p text:style-name="P2">try { if (rs != null) rs.close(); </text:p>
      <text:p text:style-name="P2">if (st != null) st.close(); </text:p>
      <text:p text:style-name="P2">if (con != null) con.close(); } </text:p>
      <text:p text:style-name="P2">catch (SQLException e) { e.printStackTrace(); } } %&gt;</text:p>
      <text:p text:style-name="P2"/>
      <text:p text:style-name="P3">Ex 10</text:p>
      <text:p text:style-name="P3"/>
      <text:p text:style-name="P1">&lt;!DOCTYPE html&gt;</text:p>
      <text:p text:style-name="P2">&lt;html ng-app="myApp"&gt;</text:p>
      <text:p text:style-name="P2">&lt;head&gt;</text:p>
      <text:p text:style-name="P2">&lt;title&gt;AngularJS Book List&lt;/title&gt;</text:p>
      <text:p text:style-name="P2">&lt;script src="https://ajax.googleapis.com/ajax/libs/angularjs/1.8.2/angular.min.js"&gt;&lt;/script&gt;</text:p>
      <text:p text:style-name="P2">&lt;/head&gt;</text:p>
      <text:p text:style-name="P2">&lt;body&gt;</text:p>
      <text:p text:style-name="P2">&lt;div ng-controller="BookController"&gt;</text:p>
      <text:p text:style-name="P2">&lt;h1&gt;Book List&lt;/h1&gt;</text:p>
      <text:p text:style-name="P2">&lt;input</text:p>
      <text:p text:style-name="P2">type="text"</text:p>
      <text:p text:style-name="P2">ng-model="authorFilter"</text:p>
      <text:p text:style-name="P2">placeholder="Filter by Author"</text:p>
      <text:p text:style-name="P2">/&gt;</text:p>
      <text:p text:style-name="P2">&lt;ul&gt;</text:p>
      <text:p text:style-name="P2">&lt;li ng-repeat="book in books | filter: authorFilter"&gt;</text:p>
      <text:p text:style-name="P2">&lt;strong&gt;Title:&lt;/strong&gt; {{ book.title }}&lt;br /&gt;</text:p>
      <text:p text:style-name="P2">&lt;strong&gt;Author:&lt;/strong&gt; {{ book.author }}&lt;br /&gt;</text:p>
      <text:p text:style-name="P2">&lt;strong&gt;Publication Year:&lt;/strong&gt; {{ book.year }}&lt;br /&gt;&lt;br /&gt;</text:p>
      <text:p text:style-name="P2"><text:soft-page-break/>&lt;/li&gt;</text:p>
      <text:p text:style-name="P2">&lt;/ul&gt;</text:p>
      <text:p text:style-name="P2">&lt;/div&gt;</text:p>
      <text:p text:style-name="P2">&lt;script&gt;</text:p>
      <text:p text:style-name="P2">var app = angular.module('myApp', []);</text:p>
      <text:p text:style-name="P2">app.controller('BookController', function ($scope) {</text:p>
      <text:p text:style-name="P2">$scope.books = [</text:p>
      <text:p text:style-name="P2">{ title: 'To Kill a Mockingbird', author: 'Harper Lee', year: 1960 },</text:p>
      <text:p text:style-name="P2">{ title: '1984', author: 'George Orwell', year: 1949 },</text:p>
      <text:p text:style-name="P2">{ title: 'Pride and Prejudice', author: 'Jane Austen', year: 1813 },</text:p>
      <text:p text:style-name="P2">{</text:p>
      <text:p text:style-name="P2">title: 'The Great Gatsby',</text:p>
      <text:p text:style-name="P2">author: 'F. Scott Fitzgerald',</text:p>
      <text:p text:style-name="P2">year: 1925,</text:p>
      <text:p text:style-name="P2">},</text:p>
      <text:p text:style-name="P2">{</text:p>
      <text:p text:style-name="P2">title: 'The Catcher in the Rye',</text:p>
      <text:p text:style-name="P2">author: 'J.D. Salinger',</text:p>
      <text:p text:style-name="P2">year: 1951,</text:p>
      <text:p text:style-name="P2">},</text:p>
      <text:p text:style-name="P2">];</text:p>
      <text:p text:style-name="P2">$scope.authorFilter = '';</text:p>
      <text:p text:style-name="P2">});</text:p>
      <text:p text:style-name="P2">&lt;/script&gt;</text:p>
      <text:p text:style-name="P2">&lt;/body&gt;</text:p>
      <text:p text:style-name="P2">&lt;/html&gt;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46:49.411590602</meta:creation-date>
    <dc:date>2023-10-27T23:49:31.492181595</dc:date>
    <meta:editing-duration>PT16M26S</meta:editing-duration>
    <meta:editing-cycles>2</meta:editing-cycles>
    <meta:generator>LibreOffice/7.4.0.3$MacOSX_AARCH64 LibreOffice_project/f85e47c08ddd19c015c0114a68350214f7066f5a</meta:generator>
    <meta:document-statistic meta:table-count="0" meta:image-count="0" meta:object-count="0" meta:page-count="9" meta:paragraph-count="379" meta:word-count="935" meta:character-count="8106" meta:non-whitespace-character-count="7490"/>
  </office:meta>
</office:document-meta>
</file>